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Question</text:h>
      <text:h text:style-name="Heading_20_2" text:outline-level="2">Security</text:h>
      <text:p text:style-name="Standard">Question will never be listed in a list for any user to view.</text:p>
      <text:p text:style-name="Standard">However, question will be listed under certain condition like similar in content to a new question user is about to create, but no more than 15 questions will be listed at once.</text:p>
      <text:p text:style-name="Standard">Question used for match, however, will be available to user of suitable reputation</text:p>
      <text:p text:style-name="Standard"/>
      <text:h text:style-name="Heading_20_2" text:outline-level="2">Matching</text:h>
      <text:p text:style-name="Standard">Question will be made very difficult to be copied during match</text:p>
      <text:h text:style-name="Heading_20_2" text:outline-level="2">Content</text:h>
      <text:p text:style-name="Standard">Question content should not be long (less than 140 characters is preferred), but should not be too short (less than 3 words)</text:p>
      <text:p text:style-name="Standard"/>
      <text:p text:style-name="Standard">A multiple choice with less than 3 options will also be considered in valid.</text:p>
      <text:p text:style-name="Standard">A fill-in-blank with an answer of more than 3 words and more than 20 characters will be considered invalid. Also a an answer of more than 4 words or more than 30 characters will also be considerd invalid.</text:p>
      <text:p text:style-name="Standard">A dialog with less than 3 words will not be accepted.</text:p>
      <text:p text:style-name="Standard">A dialog with more than 20 words will also be rejected.</text:p>
      <text:p text:style-name="Standard"/>
      <text:h text:style-name="Heading_20_2" text:outline-level="2">Access Right</text:h>
      <text:p text:style-name="P1">Also, the participant role in league will unlock access to certain question bank</text:p>
      <text:p text:style-name="P1">Visitor and member who participate in Amateur League can read question of Amateur League.</text:p>
      <text:p text:style-name="P1">However, </text:p>
      <text:p text:style-name="P1"><text:tab/>Only member who ever participate in League Two can read questions of League Two.</text:p>
      <text:p text:style-name="P1"><text:tab/>Only member who ever participate in League One can read questions of League One</text:p>
      <text:p text:style-name="P1"><text:tab/>Only member who ever participate in Pro League can read questions of Pro League</text:p>
      <text:p text:style-name="P1">All member have access to short preview (of the question) and the member's answer that was used during matches.</text:p>
      <text:h text:style-name="Heading_20_2" text:outline-level="2">Modification / Contribution</text:h>
      <text:p text:style-name="P1">A user can create a new question.</text:p>
      <text:p text:style-name="P1">A newly modified or created question will be published into hot-question list.</text:p>
      <text:p text:style-name="P1">After 3 days, the question will be removed from hot list to ensure content security.</text:p>
      <text:p text:style-name="P1"/>
      <text:h text:style-name="Heading_20_2" text:outline-level="2">Report (Delete)</text:h>
      <text:p text:style-name="P1">When a member see a question as subjected to error, he can report it so that other high reputable member will be aware of and take appropriate action.</text:p>
      <text:p text:style-name="P1">If a question is requested to be deleted 5 times, it will be automatically removed from the system. This <text:soft-page-break/>is the only way to delete the question. Under bootstrap mode, only 1 request is needed (that mean the question will be deleted at will of reputable observer).</text:p>
      <text:p text:style-name="P1">However, a user cannot vote to delete more than 10 questions a day.</text:p>
      <text:p text:style-name="P1"/>
      <text:h text:style-name="Heading_20_2" text:outline-level="2">Modification/Contribution in accordance with Report</text:h>
      <text:p text:style-name="P1">For the report mechanism to work, a new modification and contribution will be accessible immediately. It will be shoot out soon if the community flag too mu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huong Nguyen</meta:initial-creator>
    <meta:creation-date>2010-01-26T10:34:54</meta:creation-date>
    <dc:date>2010-01-26T22:54:27</dc:date>
    <dc:creator>Phuong Nguyen</dc:creator>
    <meta:editing-duration>PT07H09M34S</meta:editing-duration>
    <meta:editing-cycles>11</meta:editing-cycles>
    <meta:generator>OpenOffice.org/3.1$Unix OpenOffice.org_project/310m19$Build-9420</meta:generator>
    <meta:document-statistic meta:table-count="0" meta:image-count="0" meta:object-count="0" meta:page-count="2" meta:paragraph-count="31" meta:word-count="419" meta:character-count="2393"/>
  </office:meta>
</office:document-meta>
</file>